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style="normal" style:font-style-asian="normal" style:font-style-complex="normal"/>
    </style:style>
    <style:style style:name="P2" style:family="paragraph" style:parent-style-name="_3c_l_3e_">
      <style:text-properties fo:font-style="normal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élix de Paranjon</text:p>
      <text:p text:style-name="Heading">Ovide, <text:span text:style-name="T1">Métamorphoses, </text:span><text:span text:style-name="T2">Livre X,</text:span></text:p>
      <text:h text:style-name="P1" text:outline-level="1"><text:span text:style-name="T2">Texte latin</text:span></text:h>
      <text:p text:style-name="P3"/>
      <text:p text:style-name="P2"><text:span text:style-name="_3c_pb_3e_">[418]</text:span> Inde per inmensum croceo uelatus amictu</text:p>
      <text:p text:style-name="P2">Aera digreditur, Ciconumque Hymen<text:span text:style-name="T3">æ</text:span>us ad oras</text:p>
      <text:p text:style-name="P2">Tendit, et Orphea nequidquam voce vocatur.</text:p>
      <text:p text:style-name="P2">Adfuit ille quidem, sed nec solemnia verba,</text:p>
      <text:p text:style-name="P2">Nec l<text:span text:style-name="T3">æ</text:span>tos vultus, nec felix attulit omen.</text:p>
      <text:p text:style-name="P2">Fax quoque, quam tenuit, lacrimoso stridula fumo</text:p>
      <text:p text:style-name="P2">Usque fuit, nullosque invenit motibus ignes.</text:p>
      <text:p text:style-name="P2">Exitus auspicio gravior : nam nupta per herbas</text:p>
      <text:p text:style-name="P2">Dum nova, naiadum turba comitata, vagatur,</text:p>
      <text:p text:style-name="P2">Decidit, in talum serpentis dente recepto.</text:p>
      <text:p text:style-name="P2">Quam satis ad superas postquam Rhodopeïus auras</text:p>
      <text:p text:style-name="P2">Deflevit vates, ne non tentaret et umbras,</text:p>
      <text:p text:style-name="P2"><text:span text:style-name="_3c_pb_3e_">[420]</text:span>Ad Styga T<text:span text:style-name="T3">æ</text:span>naria est ausus descendere porta ;</text:p>
      <text:p text:style-name="P2">Perque leves populos, simulacraque functa sepulcris</text:p>
      <text:p text:style-name="P2">Persephonen adiit, inam<text:span text:style-name="T3">œ</text:span>naque regna tenentem</text:p>
      <text:p text:style-name="P2">Umbrarum dominum ; pulsisque ad carmina nervis,</text:p>
      <text:p text:style-name="P2">Sic ait : « O positi sub terra numina mundi,</text:p>
      <text:p text:style-name="P2">in quem reccidimus, quidquid mortale creamur ;</text:p>
      <text:p text:style-name="P2">Si licet, et falsi positis ambagibus oris,</text:p>
      <text:p text:style-name="P2">Vera loqui sinitis ; non huc, ut opaca viderem</text:p>
      <text:p text:style-name="P2">Tartara, descendi ; nec uti villosa colubris</text:p>
      <text:p text:style-name="P2">Terna Medus<text:span text:style-name="T3">æ</text:span>i vincirem guttura monstri :</text:p>
      <text:p text:style-name="P2">Causa viae conjux, in quam calcata venenum</text:p>
      <text:p text:style-name="P2">Vipera diffudit, crescentesque abstulit annos.</text:p>
      <text:p text:style-name="P2">Posse pati volui, nec me tentasse negabo :</text:p>
      <text:p text:style-name="P2">Vicit amor. Sed vos, per ego h<text:span text:style-name="T3">æc loca plena timoris,</text:span></text:p>
      <text:p text:style-name="P2">Per Chaos hoc ingens, vastique silentia regni,</text:p>
      <text:p text:style-name="P2">Eurydices, oro, properata retexite fata.</text:p>
      <text:p text:style-name="P2">Omnia debemur vobis : paulumque morati,</text:p>
      <text:p text:style-name="P2">Serius aut citius sedem properamus ad unam :</text:p>
      <text:p text:style-name="P2">Tendimus huc omnes ; h<text:span text:style-name="T3">æ</text:span>c est domus ultima, vosque</text:p>
      <text:p text:style-name="P2"><text:soft-page-break/><text:span text:style-name="_3c_pb_3e_">[422]</text:span>Humani generis longissima regna tenetis.</text:p>
      <text:p text:style-name="P2">H<text:span text:style-name="T3">æ</text:span>c quoque, quum justos matura peregerit annos,</text:p>
      <text:p text:style-name="P2">Juris erit vestri. Pro munere poscimus usum.</text:p>
      <text:p text:style-name="P2">Quod si fata negant veniam pro conjuge, certum est</text:p>
      <text:p text:style-name="P2">Nolle redire mihi : leto gaudete duorum. »</text:p>
      <text:p text:style-name="P2">Talia dicentem, nervosque ad verba moventem,</text:p>
      <text:p text:style-name="P2">Exsangues flebant anim<text:span text:style-name="T3">æ</text:span> ; nec Tantalus undam</text:p>
      <text:p text:style-name="P2">Captavit refugam, stupuitque Ixionis orbis ;</text:p>
      <text:p text:style-name="P2">Nec carpsere jecur volucres ; urnisque vacarunt</text:p>
      <text:p text:style-name="P2">Belides, inque tuo sedisti, Sisyphe, saxo.</text:p>
      <text:p text:style-name="P2">Tunc primum lacrimis, victarum carmine, fama est</text:p>
      <text:p text:style-name="P2">Eumenidum maduisse genas. Nec regia conjux</text:p>
      <text:p text:style-name="P2">Sustinet oranti, nec qui regit ima, negare ;</text:p>
      <text:p text:style-name="P2">Eurydicenque vocant. Umbras erat illa recentes</text:p>
      <text:p text:style-name="P2">Inter, et incessit passu de vulnere tardo.</text:p>
      <text:p text:style-name="P2">Hanc simul et legem Rhodopeïus accipit heros,</text:p>
      <text:p text:style-name="P2">Ne flectat retro sua lumina, donec Avernas</text:p>
      <text:p text:style-name="P2">Exierit valles, aut irrita dona futura.</text:p>
      <text:p text:style-name="P2"><text:span text:style-name="_3c_pb_3e_">[424]</text:span>Carpitur acclivis per muta silentia trames,</text:p>
      <text:p text:style-name="P2">Arduus, obscurus, caligine densus opaca.</text:p>
      <text:p text:style-name="P2">Nec procul abfuerant telluris margine summ<text:span text:style-name="T3">æ</text:span> ;</text:p>
      <text:p text:style-name="P2">Hic, ne deficeret metuens, avidusque videndi,</text:p>
      <text:p text:style-name="P2">Flexit amans oculos, et protinus illa relapsa est ;</text:p>
      <text:p text:style-name="P2">Brachiaque intendens, prendique et prendere certans,</text:p>
      <text:p text:style-name="P2">Nil nisi cedentes infelix arripit auras.</text:p>
      <text:p text:style-name="P2">Jamque iterum moriens, non est de conjuge quidquam</text:p>
      <text:p text:style-name="P2">Questa suo : quid enim nisi se quereretur amatam ?</text:p>
      <text:p text:style-name="P2">Supremumque vale, quod jam vix auribus ille</text:p>
      <text:p text:style-name="P2">Acciperet, dixit, revolutaque rursus eodem est.</text:p>
      <text:p text:style-name="P2">Non aliter stupuit gemina nece conjugis Orpheus</text:p>
      <text:p text:style-name="P2">Quam natura prior, saxo per corpus oborto ;</text:p>
      <text:p text:style-name="P2">Quique in se crimen traxit, voluitque videri</text:p>
      <text:p text:style-name="P2">Olenus esse nocens : tuque, o confisa figura,</text:p>
      <text:p text:style-name="P2">Infelix Leth<text:span text:style-name="T3">æa, tua, junctissima quondam</text:span></text:p>
      <text:p text:style-name="P2"><text:span text:style-name="_3c_pb_3e_"><text:span text:style-name="T3">[426]</text:span></text:span><text:span text:style-name="T3"> Pectora, nunc lapides, quos humida sustinet Ide.</text:span></text:p>
      <text:p text:style-name="P2"><text:span text:style-name="T3">Orantem, frustraque iterum transire volentem,</text:span></text:p>
      <text:p text:style-name="P2"><text:span text:style-name="T3">Poritor ercuerat. Septem tamen ille diebus</text:span></text:p>
      <text:p text:style-name="P2"><text:soft-page-break/><text:span text:style-name="T3">Squalidus in ripa, Cereris sine muncre sedit ;</text:span></text:p>
      <text:p text:style-name="P2"><text:span text:style-name="T3">Cura, dolorque animi, lacrimæque alimenta fuere.</text:span></text:p>
      <text:p text:style-name="P2"><text:span text:style-name="T3">Esse deos Erebi crudeles questus, in altum</text:span></text:p>
      <text:p text:style-name="P2"><text:span text:style-name="T3">Si recipit Rhodopen pulsumque aquilonibus Hæm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_3e_" style:display-name="&lt;l&gt;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04T14:16:57.78</meta:creation-date>
    <dc:date>2019-10-08T20:26:14.34</dc:date>
    <dc:creator>Karolina Suchecka</dc:creator>
    <meta:editing-duration>PT21M40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3" meta:paragraph-count="75" meta:word-count="505" meta:character-count="3290"/>
  </office:meta>
</office:document-meta>
</file>